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https://www.freecodecamp.org/espanol/news/propagacion-de-eventos-y-captura-de-eventos-en-javascript-y-react/#queEsDelegacionDeEventos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29T01:42:54.436000000</meta:creation-date>
    <dc:date>2024-02-29T01:56:05.398000000</dc:date>
    <meta:editing-duration>PT13M12S</meta:editing-duration>
    <meta:editing-cycles>1</meta:editing-cycles>
    <meta:document-statistic meta:table-count="0" meta:image-count="0" meta:object-count="0" meta:page-count="1" meta:paragraph-count="1" meta:word-count="1" meta:character-count="133" meta:non-whitespace-character-count="133"/>
    <meta:generator>LibreOffice/7.6.4.1$Windows_X86_64 LibreOffice_project/e19e193f88cd6c0525a17fb7a176ed8e6a3e2aa1</meta:generator>
  </office:meta>
</office:document-meta>
</file>